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2" svg:font-family="Arial" style:font-adornments="Regular"/>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lue">
      <style:paragraph-properties fo:break-before="page"/>
    </style:style>
    <style:style style:name="P2" style:family="paragraph" style:parent-style-name="text3">
      <style:text-properties officeooo:rsid="001cccdd" officeooo:paragraph-rsid="001cccdd"/>
    </style:style>
    <style:style style:name="P3" style:family="paragraph" style:parent-style-name="text3" style:list-style-name="L1"/>
    <style:style style:name="P4" style:family="paragraph" style:parent-style-name="text3" style:list-style-name="L2">
      <style:text-properties officeooo:rsid="001cccdd" officeooo:paragraph-rsid="001cccdd"/>
    </style:style>
    <style:style style:name="P5" style:family="paragraph" style:parent-style-name="text3" style:list-style-name="L3">
      <style:text-properties officeooo:rsid="001cccdd" officeooo:paragraph-rsid="001cccdd"/>
    </style:style>
    <style:style style:name="P6" style:family="paragraph" style:parent-style-name="text3" style:list-style-name="L4">
      <style:text-properties officeooo:rsid="001cccdd" officeooo:paragraph-rsid="001cccdd"/>
    </style:style>
    <style:style style:name="P7" style:family="paragraph" style:parent-style-name="text3">
      <style:text-properties officeooo:paragraph-rsid="00293928"/>
    </style:style>
    <style:style style:name="P8" style:family="paragraph" style:parent-style-name="text3">
      <style:text-properties officeooo:paragraph-rsid="002a95a4"/>
    </style:style>
    <style:style style:name="P9" style:family="paragraph" style:parent-style-name="text3" style:list-style-name="L5">
      <style:text-properties officeooo:paragraph-rsid="002a95a4"/>
    </style:style>
    <style:style style:name="P10" style:family="paragraph" style:parent-style-name="text3" style:list-style-name="L6">
      <style:text-properties officeooo:paragraph-rsid="002a95a4"/>
    </style:style>
    <style:style style:name="P11" style:family="paragraph" style:parent-style-name="text3" style:list-style-name="L7">
      <style:text-properties officeooo:paragraph-rsid="002a95a4"/>
    </style:style>
    <style:style style:name="P12" style:family="paragraph" style:parent-style-name="mainTitle">
      <style:text-properties officeooo:paragraph-rsid="002a95a4"/>
    </style:style>
    <style:style style:name="P13" style:family="paragraph" style:parent-style-name="blue">
      <style:paragraph-properties fo:break-before="page"/>
    </style:style>
    <style:style style:name="P14" style:family="paragraph" style:parent-style-name="text2">
      <style:text-properties officeooo:paragraph-rsid="0029cb66"/>
    </style:style>
    <style:style style:name="T1" style:family="text">
      <style:text-properties officeooo:rsid="001cccdd"/>
    </style:style>
    <style:style style:name="T2" style:family="text">
      <style:text-properties fo:color="#00ccff"/>
    </style:style>
    <style:style style:name="T3" style:family="text">
      <style:text-properties fo:color="#00ccff" style:text-underline-style="solid" style:text-underline-width="auto" style:text-underline-color="font-color"/>
    </style:style>
    <style:style style:name="T4" style:family="text">
      <style:text-properties fo:color="#00ccff" officeooo:rsid="002a95a4"/>
    </style:style>
    <style:style style:name="T5" style:family="text">
      <style:text-properties officeooo:rsid="001cf028"/>
    </style:style>
    <style:style style:name="T6" style:family="text">
      <style:text-properties officeooo:rsid="00293928"/>
    </style:style>
    <style:style style:name="T7" style:family="text">
      <style:text-properties officeooo:rsid="002a95a4"/>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9"><text:span text:style-name="Absatz-Standardschriftart"><text:span text:style-name="T7">Desinfecteren bij injecties</text:span></text:span></text:h>
      <text:h text:style-name="blue" text:outline-level="9"><text:span text:style-name="Absatz-Standardschriftart">Desinfecteren huid</text:span></text:h>
      <text:h text:style-name="blue" text:outline-level="9"><text:span text:style-name="Absatz-Standardschriftart">Wanneer desinfecteren</text:span></text:h>
      <text:h text:style-name="P8" text:outline-level="9"><text:span text:style-name="Absatz-Standardschriftart"><text:span text:style-name="T7">Bij mensen met een normale weerstand tegen infecties kan huiddesinfectie achterwege blijven bij intramusculaire, intraveneuze en subcutane injecties en ook bij vaccinaties.</text:span></text:span></text:h>
      <text:h text:style-name="P8" text:outline-level="9"><text:span text:style-name="Absatz-Standardschriftart"><text:span text:style-name="T7">Dit geldt eveneens voor bloedafname via venapuncties.</text:span></text:span></text:h>
      <text:h text:style-name="P8" text:outline-level="9"><text:span text:style-name="Absatz-Standardschriftart"/></text:h>
      <text:h text:style-name="P8" text:outline-level="9"><text:span text:style-name="Absatz-Standardschriftart"><text:span text:style-name="T7">Als een vene wordt aangeprikt om een infuus in te brengen dient de huid wel te worden gedesinfecteerd. Een infuusnaald is lichaamsvreemd materiaal en doorbreekt de huidbarrière.</text:span></text:span></text:h>
      <text:h text:style-name="P8" text:outline-level="9"><text:span text:style-name="Absatz-Standardschriftart"/></text:h>
      <text:h text:style-name="P8" text:outline-level="9"><text:span text:style-name="Absatz-Standardschriftart"><text:span text:style-name="T7">Ook bij afname van bloed bestemd voor een bloedkweek dient de huid gedesinfecteerd te worden om contaminatie van het bloed met de huidflora te vermijden.</text:span></text:span></text:h>
      <text:h text:style-name="P8" text:outline-level="9"><text:span text:style-name="Absatz-Standardschriftart"/></text:h>
      <text:h text:style-name="P8" text:outline-level="9"><text:span text:style-name="Absatz-Standardschriftart"><text:span text:style-name="T7">De Werkgroep InfectiePreventie (WIP) acht bij cliënten met een verminderde weerstand tegen infecties, met name bij patiënten met granulocytopenie (granulopathie), desinfectie van de huid wel van belang.</text:span></text:span></text:h>
      <text:h text:style-name="P8" text:outline-level="9"><text:span text:style-name="Absatz-Standardschriftart"/></text:h>
      <text:h text:style-name="blue" text:outline-level="9"><text:soft-page-break/><text:span text:style-name="Absatz-Standardschriftart">Desinfectiemiddelen</text:span></text:h>
      <text:h text:style-name="P8" text:outline-level="9"><text:span text:style-name="Absatz-Standardschriftart"><text:span text:style-name="T7">Wanneer desinfecteren van de huid bij injecties nodig is kan gebruik gemaakt worden van:</text:span></text:span></text:h>
      <text:list xml:id="list4856931413264152349" text:style-name="L5">
        <text:list-item>
          <text:h text:style-name="P9" text:outline-level="9"><text:span text:style-name="Absatz-Standardschriftart"><text:span text:style-name="T7">alcohol 70%;</text:span></text:span></text:h>
        </text:list-item>
        <text:list-item>
          <text:h text:style-name="P9" text:outline-level="9"><text:span text:style-name="Absatz-Standardschriftart"><text:span text:style-name="T7">chloorhexidine 0,5% opgelost in alcohol 70% (chloorhexidine alcohol 70%)</text:span></text:span><text:span text:style-name="Absatz-Standardschriftart"><text:span text:style-name="T4">[1]</text:span></text:span><text:span text:style-name="Absatz-Standardschriftart"><text:span text:style-name="T7">.</text:span></text:span></text:h>
        </text:list-item>
      </text:list>
      <text:h text:style-name="P8" text:outline-level="9"><text:span text:style-name="Absatz-Standardschriftart"/></text:h>
      <text:h text:style-name="P8" text:outline-level="9"><text:span text:style-name="Absatz-Standardschriftart"><text:span text:style-name="T7">De desinfectans wordt aangebracht op een gaasje. Het is eveneens mogelijk om gebruik te maken van alcohol swaps.</text:span></text:span></text:h>
      <text:h text:style-name="P8" text:outline-level="9"><text:span text:style-name="Absatz-Standardschriftart"/></text:h>
      <text:h text:style-name="P8" text:outline-level="9"><text:span text:style-name="Absatz-Standardschriftart"><text:span text:style-name="T7">Alcohol 70% heeft een totaal spectrum en werkt slechts tijdelijk. Omdat bij het inbrengen van een infuus de desinfectie langer moet aanhouden, wordt gedesinfecteerd met alcohol 70% waarin opgelost chloorhexidine 0,5%.</text:span></text:span></text:h>
      <text:h text:style-name="P8" text:outline-level="9"><text:span text:style-name="Absatz-Standardschriftart"/></text:h>
      <text:h text:style-name="P8" text:outline-level="9"><text:span text:style-name="Absatz-Standardschriftart"><text:span text:style-name="T7">Chloorhexidine zorgt voor een langere werking.</text:span></text:span></text:h>
      <text:h text:style-name="P8" text:outline-level="9"><text:span text:style-name="Absatz-Standardschriftart"><text:span text:style-name="T7">Onderzoek heeft aangetoond dat de desinfectie met chloorhexidine alcohol 0,5% indien afgedekt met een wondfolie 7 dagen aanhoudt.</text:span></text:span></text:h>
      <text:h text:style-name="P8" text:outline-level="9"><text:span text:style-name="Absatz-Standardschriftart"><text:span text:style-name="T7">Toevoeging van jodium geeft ook een langere werking, maar omdat jodium onwerkzaam wordt door eiwitten uit wondvocht, bloed en dergelijke verdient dit niet de voorkeur.</text:span></text:span></text:h>
      <text:h text:style-name="P8" text:outline-level="9"><text:span text:style-name="Absatz-Standardschriftart"/></text:h>
      <text:h text:style-name="P8" text:outline-level="9"><text:span text:style-name="Absatz-Standardschriftart"><text:span text:style-name="T7">Met name bij huiddesinfectans is het van groot belang te letten op de op de verpakking aangegeven uiterste gebruiksdatum en deze niet te overschrijden.</text:span></text:span></text:h>
      <text:h text:style-name="P8" text:outline-level="9"><text:soft-page-break/><text:span text:style-name="Absatz-Standardschriftart"/></text:h>
      <text:h text:style-name="P8" text:outline-level="9"><text:span text:style-name="Absatz-Standardschriftart"><text:span text:style-name="T7">Bij desinfectie met alcohol 70% of chloorhexidine alcohol 70% moet de alcohol minimaal 1 minuut aan de lucht drogen. Dit geldt trouwens voor de meeste desinfectiemiddelen. Alleen chloorhexidine 1 % in water hoeft niet aan de lucht te drogen.</text:span></text:span></text:h>
      <text:h text:style-name="P8" text:outline-level="9"><text:span text:style-name="Absatz-Standardschriftart"/></text:h>
      <text:h text:style-name="text2" text:outline-level="9"><text:span text:style-name="Absatz-Standardschriftart">Het drogen aan de lucht is van belang:</text:span></text:h>
      <text:list xml:id="list5096908902335427067" text:style-name="L6">
        <text:list-item>
          <text:h text:style-name="P10" text:outline-level="9"><text:span text:style-name="Absatz-Standardschriftart"><text:span text:style-name="T7">voor een optimale desinfecterende werking van de alcohol;</text:span></text:span></text:h>
        </text:list-item>
        <text:list-item>
          <text:h text:style-name="P10" text:outline-level="9"><text:span text:style-name="Absatz-Standardschriftart"><text:span text:style-name="T7">om te voorkomen dat (levend) vaccin onwerkzaam wordt door de alcohol.</text:span></text:span></text:h>
        </text:list-item>
      </text:list>
      <text:h text:style-name="blue" text:outline-level="9"><text:span text:style-name="Absatz-Standardschriftart">Rubberen dopjes en huidflora</text:span></text:h>
      <text:h text:style-name="P8" text:outline-level="9"><text:span text:style-name="Absatz-Standardschriftart"><text:span text:style-name="T7">De rubberen dopjes van flesjes of penvullingen met insuline moeten ontsmet worden met alcohol als de kans bestaat dat ze met de vingers aangeraakt zijn of kunnen worden.</text:span></text:span></text:h>
      <text:h text:style-name="P8" text:outline-level="9"><text:span text:style-name="Absatz-Standardschriftart"><text:span text:style-name="T7">Door aanraking wordt het dopje “besmet” met huidflora van een ander. Anders dan bij het via de huid injecteren is</text:span></text:span></text:h>
      <text:h text:style-name="P8" text:outline-level="9"><text:span text:style-name="Absatz-Standardschriftart"><text:span text:style-name="T7">het mogelijk dat huidflora van een andere mee ingespoten wordt. Dit moet voorkomen worden.</text:span></text:span></text:h>
      <text:h text:style-name="P8" text:outline-level="9"><text:span text:style-name="Absatz-Standardschriftart"><text:span text:style-name="T7">Om dit te voorkomen wordt de dop van een flesje iedere keer gedesinfecteerd als er met een naald in geprikt wordt. De dop van iedere nieuwe penvulling wordt gedesinfecteerd alvorens deze in de pen geplaatst wordt. Bij tussentijdse injecties is dit niet nodig.</text:span></text:span></text:h>
      <text:h text:style-name="blue" text:outline-level="9"><text:soft-page-break/><text:span text:style-name="Absatz-Standardschriftart">Bronnen</text:span></text:h>
      <text:list xml:id="list3240724622523981837" text:style-name="L7">
        <text:list-item>
          <text:h text:style-name="P11" text:outline-level="9"><text:span text:style-name="Absatz-Standardschriftart"><text:span text:style-name="T7">Documentatiecentrum Stichting Werkgroep Infectie, Laboratorium Medische Microbiologie, Academisch Ziekenhuis Leiden, 071 - 5266756.</text:span></text:span></text:h>
        </text:list-item>
        <text:list-item>
          <text:h text:style-name="P11" text:outline-level="9"><text:span text:style-name="Absatz-Standardschriftart"><text:span text:style-name="T7">‘Poetsritueel (THIP 1996 – 1)’, WIP, bijgewerkt 2010.</text:span></text:span></text:h>
        </text:list-item>
        <text:list-item>
          <text:h text:style-name="P11" text:outline-level="9"><text:span text:style-name="Absatz-Standardschriftart"><text:span text:style-name="T7">Chloorhexidine 1% wordt gebruikt bij katheters die niet met alcohol behandeld kunnen worden (bijvoorbeeld siliconen katheters).</text:span></text:span></text:h>
        </text:list-item>
        <text:list-item>
          <text:h text:style-name="P11" text:outline-level="9"><text:span text:style-name="Absatz-Standardschriftart"><text:span text:style-name="T7">WIP Ziekenhuizen. Desinfecteren van huid en slijmvliezen. Maart 2008. Met wijziging dec. 2011.</text:span></text:span></text:h>
        </text:list-item>
      </text:list>
      <text:h text:style-name="P8" text:outline-level="9"><text:span text:style-name="Absatz-Standardschriftart"/></text:h>
      <text:p text:style-name="Horizontal_20_Line"><text:span text:style-name="Absatz-Standardschriftart"/></text:p>
      <text:h text:style-name="text2" text:outline-level="9"><text:span text:style-name="Absatz-Standardschriftart"><text:span text:style-name="T2">[1]</text:span></text:span><text:span text:style-name="Absatz-Standardschriftart"> Indicatie prijsverschil (uitgezocht augustus 2015): Chloorhexidine 0,5% in alcohol 70%, per liter € 13,12</text:span></text:h>
      <text:h text:style-name="text2" text:outline-level="9"><text:span text:style-name="Absatz-Standardschriftart">Alcohol 70% 1 liter = € 5,90.</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2" svg:font-family="Arial" style:font-adornments="Regular"/>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hidden="true"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style>
    <style:style style:name="Title" style:family="paragraph" style:parent-style-name="Standard" style:next-style-name="Text_20_body" style:auto-update="true" style:default-outline-level="9" style:list-style-name="" style:class="chapter" style:master-page-name="">
      <style:paragraph-properties fo:text-align="start" style:justify-single-word="false" style:page-number="auto" text:number-lines="true" text:line-number="0" style:writing-mode="page"/>
      <style:text-properties style:font-name="Arial Black" fo:font-family="'Arial Black'" style:font-style-name="Regular" style:font-pitch="variable" fo:font-size="28pt" fo:font-style="normal" style:text-underline-style="none" fo:font-weight="normal" style:font-size-asian="28pt" style:font-weight-asian="bold" style:font-size-complex="28pt" style:font-weight-complex="bold" style:text-overline-style="none" style:text-overline-color="font-color"/>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hidden="true" style:parent-style-name="Standard" style:class="extra"/>
    <style:style style:name="Footer_20_right" style:display-name="Footer righ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Table_20_Contents" style:display-name="Table Contents" style:family="paragraph" style:hidden="true" style:parent-style-name="Standard" style:class="extra">
      <style:paragraph-properties text:number-lines="false" text:line-number="0"/>
    </style:style>
    <style:style style:name="blue" style:family="paragraph" style:parent-style-name="Title" style:auto-update="true" style:master-page-name="">
      <style:paragraph-properties fo:margin-left="0cm" fo:margin-right="0cm" fo:margin-top="0.499cm" fo:margin-bottom="0cm" loext:contextual-spacing="false" fo:text-align="start" style:justify-single-word="false" fo:hyphenation-ladder-count="no-limit" fo:text-indent="0cm" style:auto-text-indent="false" style:page-number="auto" style:writing-mode="page">
        <style:tab-stops/>
      </style:paragraph-properties>
      <style:text-properties fo:color="#00ccff" fo:font-size="22pt" fo:hyphenate="false" fo:hyphenation-remain-char-count="2" fo:hyphenation-push-char-count="2"/>
    </style:style>
    <style:style style:name="mainTitle" style:family="paragraph" style:parent-style-name="Title" style:master-page-name="">
      <style:paragraph-properties style:page-number="auto" style:writing-mode="page"/>
      <style:text-properties fo:font-variant="normal" fo:text-transform="none" style:text-outline="false" fo:text-shadow="none" style:text-underline-style="solid" style:text-underline-type="double" style:text-underline-width="auto" style:text-underline-color="font-color" style:text-blinking="false" style:text-overline-style="solid" style:text-overline-type="double" style:text-overline-width="auto" style:text-overline-color="font-color"/>
    </style:style>
    <style:style style:name="text1" style:family="paragraph" style:parent-style-name="Title" style:master-page-name="">
      <loext:graphic-properties draw:fill-image-width="0cm" draw:fill-image-height="0cm"/>
      <style:paragraph-properties fo:margin-left="1cm" fo:margin-right="0cm" fo:text-indent="0cm" style:auto-text-indent="false" style:page-number="auto" style:writing-mode="page">
        <style:tab-stops/>
      </style:paragraph-properties>
      <style:text-properties style:font-name="Arial1" fo:font-family="Arial" style:font-style-name="Regular" style:font-family-generic="swiss" style:font-pitch="variable" fo:font-size="18pt" fo:font-weight="bold"/>
    </style:style>
    <style:style style:name="Table_20_Paragraph" style:display-name="Table Paragraph" style:family="paragraph" style:parent-style-name="Standard">
      <style:paragraph-properties fo:hyphenation-ladder-count="no-limit"/>
      <style:text-properties fo:hyphenate="false" fo:hyphenation-remain-char-count="2" fo:hyphenation-push-char-count="2"/>
    </style:style>
    <style:style style:name="text2" style:family="paragraph" style:parent-style-name="text1" style:master-page-name="">
      <style:paragraph-properties fo:margin-left="0.199cm" fo:margin-right="0cm" fo:text-align="start" style:justify-single-word="false" fo:text-indent="0cm" style:auto-text-indent="false" style:page-number="auto" style:vertical-align="auto" style:writing-mode="page"/>
    </style:style>
    <style:style style:name="text3" style:family="paragraph" style:parent-style-name="text1">
      <style:paragraph-properties fo:margin-left="1cm" fo:margin-right="0cm" fo:text-indent="2cm" style:auto-text-indent="false" style:writing-mode="page"/>
    </style:style>
    <style:style style:name="Textkörper" style:family="paragraph" style:parent-style-name="Standard">
      <style:paragraph-properties fo:margin-left="3.38cm" fo:margin-right="0cm" fo:hyphenation-ladder-count="no-limit" fo:text-indent="-0.635cm" style:auto-text-indent="false">
        <style:tab-stops/>
      </style:paragraph-properties>
      <style:text-properties style:font-name="Arial" fo:font-family="Arial" style:font-family-generic="swiss" style:font-pitch="variable" fo:font-size="9pt" style:font-name-asian="Arial" style:font-family-asian="Arial" style:font-family-generic-asian="swiss" style:font-pitch-asian="variable" style:font-size-asian="9pt" style:font-size-complex="9pt" fo:hyphenate="false" fo:hyphenation-remain-char-count="2" fo:hyphenation-push-char-count="2"/>
    </style:style>
    <style:style style:name="list1" style:family="paragraph" style:parent-style-name="text3" style:default-outline-level="" style:list-style-name="Numbering_20_1" style:master-page-name="">
      <style:paragraph-properties fo:margin-left="0cm" fo:margin-right="0cm" fo:text-indent="0cm" style:auto-text-indent="false" style:page-number="auto" style:shadow="none" text:number-lines="true" text:line-number="0" style:writing-mode="page">
        <style:tab-stops/>
      </style:paragraph-properties>
    </style:style>
    <style:style style:name="list2" style:family="paragraph" style:parent-style-name="list1" style:master-page-name="">
      <style:paragraph-properties fo:margin-left="1.101cm" fo:margin-right="0cm" fo:text-indent="0cm" style:auto-text-indent="false" style:page-number="auto" style:writing-mode="page"/>
    </style:style>
    <style:style style:name="Absatz-Standardschriftart" style:family="text"/>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fo:font-size="9pt" style:font-name-asian="Symbol" style:font-family-asian="Symbol" style:font-family-generic-asian="roman" style:font-pitch-asian="variable" style:font-charset-asian="x-symbol" style:font-size-asian="9pt" style:font-size-complex="9pt" style:text-scale="9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fo:text-indent="0.71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371cm" fo:text-indent="1.63c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788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1.28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1.78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2.2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2.78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3.2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3.78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4.29cm" fo:margin-left="5.001cm"/>
        </style:list-level-properties>
        <style:text-properties style:font-name="Star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7cm" fo:margin-bottom="1.3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17:20:11.926524788</meta:creation-date>
    <dc:date>2018-07-06T19:15:04.784976521</dc:date>
    <meta:editing-duration>PT8H2M14S</meta:editing-duration>
    <meta:editing-cycles>14</meta:editing-cycles>
    <meta:generator>LibreOffice/5.2.4.2$Linux_X86_64 LibreOffice_project/3d5603e1122f0f102b62521720ab13a38a4e0eb0</meta:generator>
    <meta:document-statistic meta:table-count="0" meta:image-count="0" meta:object-count="0" meta:page-count="4" meta:paragraph-count="34" meta:word-count="518" meta:character-count="3462" meta:non-whitespace-character-count="2985"/>
  </office:meta>
</office:document-meta>
</file>